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f3af" officeooo:paragraph-rsid="0008f3af"/>
    </style:style>
    <style:style style:name="P2" style:family="paragraph" style:parent-style-name="Standard">
      <style:paragraph-properties fo:text-align="start" style:justify-single-word="false"/>
      <style:text-properties officeooo:rsid="000a7865" officeooo:paragraph-rsid="000a7865"/>
    </style:style>
    <style:style style:name="P3" style:family="paragraph" style:parent-style-name="Standard">
      <style:paragraph-properties fo:text-align="start" style:justify-single-word="false"/>
      <style:text-properties officeooo:rsid="000d5034" officeooo:paragraph-rsid="000d5034"/>
    </style:style>
    <style:style style:name="P4" style:family="paragraph" style:parent-style-name="Standard">
      <style:paragraph-properties fo:text-align="start" style:justify-single-word="false"/>
      <style:text-properties officeooo:rsid="000f4721" officeooo:paragraph-rsid="00101781"/>
    </style:style>
    <style:style style:name="P5" style:family="paragraph" style:parent-style-name="Standard">
      <style:paragraph-properties fo:text-align="start" style:justify-single-word="false"/>
      <style:text-properties officeooo:rsid="00101781" officeooo:paragraph-rsid="0010178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11bb5e" officeooo:paragraph-rsid="0011bb5e"/>
    </style:style>
    <style:style style:name="P7" style:family="paragraph" style:parent-style-name="Standard">
      <style:paragraph-properties fo:text-align="start" style:justify-single-word="false"/>
      <style:text-properties officeooo:rsid="000d5034" officeooo:paragraph-rsid="000d5034"/>
    </style:style>
    <style:style style:name="P8" style:family="paragraph" style:parent-style-name="Standard">
      <style:paragraph-properties fo:text-align="start" style:justify-single-word="false"/>
      <style:text-properties officeooo:rsid="00130b80" officeooo:paragraph-rsid="00130b80"/>
    </style:style>
    <style:style style:name="T1" style:family="text">
      <style:text-properties style:font-name="Lobster"/>
    </style:style>
    <style:style style:name="T2" style:family="text">
      <style:text-properties officeooo:rsid="00101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nInformer</text:span> <text:s/><text:tab/><text:tab/><text:tab/><text:tab/><text:tab/><text:tab/><text:tab/><text:tab/><text:tab/><text:tab/> <text:s text:c="8"/>&lt;Demo_Report&gt;</text:p>
      <text:p text:style-name="P1"/>
      <text:p text:style-name="P2">Report Date: &lt;date + time&gt;</text:p>
      <text:p text:style-name="P2">=========================================================================</text:p>
      <text:p text:style-name="P2"/>
      <text:p text:style-name="P5">Number of Servers Reporting: <text:s text:c="4"/>&lt;Number of servers&gt;</text:p>
      <text:p text:style-name="P5">Reporting Frequency: <text:s text:c="18"/>&lt;Frequency of reports&gt;</text:p>
      <text:p text:style-name="P5"/>
      <text:p text:style-name="P2">Number of Banned IP Total: <text:s text:c="8"/>&lt;Full Total&gt;</text:p>
      <text:p text:style-name="P2">Number of Banned IP Today: <text:s text:c="6"/>&lt;Current&gt;</text:p>
      <text:p text:style-name="P3">Number of Unique Attempts: <text:s text:c="6"/>&lt;IP captured <text:span text:style-name="T2">unique at each server</text:span>&gt;</text:p>
      <text:p text:style-name="P3">Number of Global Attempts: <text:s text:c="7"/>&lt;IP captured at more than one server&gt;</text:p>
      <text:p text:style-name="P3"/>
      <text:p text:style-name="P8">IP Ban Time (seconds) <text:s text:c="17"/>&lt;Seconds&gt;</text:p>
      <text:p text:style-name="P5">IP's Perma-Banned: <text:s text:c="21"/>&lt;IP's sent to IP tables&gt;</text:p>
      <text:p text:style-name="P6">IP's Released Today: <text:s text:c="20"/>&lt;IP's unbanned&gt;</text:p>
      <text:p text:style-name="P3"/>
      <text:p text:style-name="P5">Address of Most Aggression: <text:s text:c="6"/>&lt;Server IP&gt;</text:p>
      <text:p text:style-name="P3"/>
      <text:p text:style-name="P4">Most Aggressive Block: <text:s text:c="14"/>&lt;XXX.XXX/24&gt;</text:p>
      <text:p text:style-name="P4"><text:span text:style-name="T2">Country Origin of Block: <text:s text:c="12"/>&lt;Country&gt; </text:span>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08:03:04.065253122</meta:creation-date>
    <dc:date>2015-04-13T20:59:03.021912619</dc:date>
    <meta:editing-duration>PT16M40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86" meta:character-count="795" meta:non-whitespace-character-count="563"/>
  </office:meta>
</office:document-meta>
</file>